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ccanthis ADF Std No2" svg:font-family="'Accanthis ADF Std No2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2cm" draw:marker-end-width="0.322cm" draw:fill-color="#3d5afe" draw:textarea-vertical-align="middle" fo:padding-top="0.166cm" fo:padding-bottom="0.166cm" fo:padding-left="0.291cm" fo:padding-right="0.291cm"/>
    </style:style>
    <style:style style:name="gr2" style:family="graphic" style:parent-style-name="objectwithoutfill">
      <style:graphic-properties svg:stroke-width="0.081cm" svg:stroke-color="#9c27b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53cm" draw:marker-start-width="0.279cm" draw:marker-end="線の終点_20_1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81cm" svg:stroke-color="#ff1744" draw:marker-start-width="0.322cm" draw:marker-end-width="0.322cm" draw:fill-color="#f44336" draw:textarea-vertical-align="middle" fo:padding-top="0.166cm" fo:padding-bottom="0.166cm" fo:padding-left="0.291cm" fo:padding-right="0.291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55cm"/>
      <style:paragraph-properties style:writing-mode="lr-tb"/>
    </style:style>
    <style:style style:name="gr6" style:family="graphic" style:parent-style-name="standard">
      <style:graphic-properties svg:stroke-color="#b71c1c" draw:stroke-linejoin="bevel" draw:fill-color="#f48fb1" draw:textarea-horizontal-align="justify" draw:textarea-vertical-align="middle" draw:auto-grow-height="false" fo:min-height="0cm" fo:min-width="0.114cm"/>
    </style:style>
    <style:style style:name="gr7" style:family="graphic" style:parent-style-name="standard">
      <style:graphic-properties svg:stroke-color="#b71c1c" draw:stroke-linejoin="bevel" draw:fill-color="#7986cb" draw:textarea-horizontal-align="justify" draw:textarea-vertical-align="middle" draw:auto-grow-height="false" fo:min-height="0cm" fo:min-width="0.114cm"/>
    </style:style>
    <style:style style:name="gr8" style:family="graphic" style:parent-style-name="standard">
      <style:graphic-properties svg:stroke-color="#b71c1c" draw:stroke-linejoin="bevel" draw:fill-color="#f48fb1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3d5af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44336"/>
      <style:paragraph-properties fo:text-align="center"/>
    </style:style>
    <style:style style:name="P4" style:family="paragraph">
      <style:paragraph-properties fo:text-align="center"/>
      <style:text-properties style:font-name="IPAexゴシック" fo:font-size="12pt" style:font-name-asian="IPAexゴシック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style:font-name="IPAexゴシック" fo:font-size="12pt" style:font-name-asian="IPAexゴシック" style:font-size-asian="12pt" style:font-size-complex="12pt"/>
    </style:style>
    <style:style style:name="P6" style:family="paragraph">
      <loext:graphic-properties draw:fill-color="#f48fb1"/>
      <style:paragraph-properties fo:text-align="center"/>
    </style:style>
    <style:style style:name="P7" style:family="paragraph">
      <loext:graphic-properties draw:fill-color="#7986cb"/>
      <style:paragraph-properties fo:text-align="center"/>
    </style:style>
    <style:style style:name="P8" style:family="paragraph">
      <style:paragraph-properties fo:text-align="start"/>
      <style:text-properties style:font-name="IPAexゴシック" fo:font-size="10pt" style:font-name-asian="IPAexゴシック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  <style:text-properties style:font-name="IPAexゴシック" fo:font-size="10pt" style:font-name-asian="IPAexゴシック" style:font-size-asian="10pt" style:font-size-complex="10pt"/>
    </style:style>
    <style:style style:name="P10" style:family="paragraph">
      <style:paragraph-properties fo:text-align="start"/>
      <style:text-properties style:font-name="Accanthis ADF Std No2" fo:font-size="12pt" fo:font-style="italic" style:font-name-asian="IPAexゴシック" style:font-size-asian="12pt" style:font-style-asian="italic" style:font-size-complex="12pt" style:font-style-complex="italic"/>
    </style:style>
    <style:style style:name="P11" style:family="paragraph">
      <loext:graphic-properties draw:fill="none" draw:fill-color="#ffffff"/>
      <style:paragraph-properties fo:text-align="start"/>
      <style:text-properties style:font-name="Accanthis ADF Std No2" fo:font-size="12pt" fo:font-style="italic" style:font-name-asian="IPAexゴシック" style:font-size-asian="12pt" style:font-style-asian="italic" style:font-size-complex="12pt" style:font-style-complex="italic"/>
    </style:style>
    <style:style style:name="P12" style:family="paragraph">
      <style:paragraph-properties fo:text-align="end"/>
      <style:text-properties style:font-name="IPAexゴシック" fo:font-size="12pt" fo:font-weight="normal" style:font-name-asian="IPAexゴシック" style:font-size-asian="12pt" style:font-weight-asian="normal" style:font-size-complex="12pt" style:font-weight-complex="normal"/>
    </style:style>
    <style:style style:name="P13" style:family="paragraph">
      <loext:graphic-properties draw:fill="none" draw:fill-color="#ffffff"/>
      <style:paragraph-properties fo:text-align="end"/>
      <style:text-properties style:font-name="IPAexゴシック" fo:font-size="12pt" fo:font-weight="normal" style:font-name-asian="IPAexゴシック" style:font-size-asian="12pt" style:font-weight-asian="normal" style:font-size-complex="12pt" style:font-weight-complex="normal"/>
    </style:style>
    <style:style style:name="T1" style:family="text">
      <style:text-properties style:font-name="IPAexゴシック" fo:font-size="12pt" style:font-name-asian="IPAexゴシック" style:font-size-asian="12pt" style:font-size-complex="12pt"/>
    </style:style>
    <style:style style:name="T2" style:family="text">
      <style:text-properties style:font-name="IPAexゴシック" fo:font-size="10pt" style:font-name-asian="IPAexゴシック" style:font-size-asian="10pt" style:font-size-complex="10pt"/>
    </style:style>
    <style:style style:name="T3" style:family="text">
      <style:text-properties style:font-name="Accanthis ADF Std No2" fo:font-size="12pt" fo:font-style="italic" style:font-name-asian="IPAexゴシック" style:font-size-asian="12pt" style:font-style-asian="italic" style:font-size-complex="12pt" style:font-style-complex="italic"/>
    </style:style>
    <style:style style:name="T4" style:family="text">
      <style:text-properties style:font-name="IPAexゴシック" fo:font-size="12pt" fo:font-weight="normal" style:font-name-asian="IPAexゴシック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ellipse draw:style-name="gr1" draw:text-style-name="P1" draw:layer="layout" svg:width="2cm" svg:height="1.5cm" svg:x="0.3cm" svg:y="2.8cm" draw:kind="arc" draw:start-angle="87.77" draw:end-angle="180.92">
          <text:p/>
        </draw:ellipse>
        <draw:line draw:style-name="gr2" draw:text-style-name="P2" draw:layer="layout" svg:x1="1.2cm" svg:y1="2.8cm" svg:x2="5.3cm" svg:y2="2.8cm">
          <text:p/>
        </draw:line>
        <draw:line draw:style-name="gr3" draw:text-style-name="P2" draw:layer="layout" svg:x1="0.3cm" svg:y1="4.3cm" svg:x2="0.3cm" svg:y2="0.2cm">
          <text:p/>
        </draw:line>
        <draw:line draw:style-name="gr3" draw:text-style-name="P2" draw:layer="layout" svg:x1="0.1cm" svg:y1="3.8cm" svg:x2="5.8cm" svg:y2="3.8cm">
          <text:p/>
        </draw:line>
        <draw:ellipse draw:style-name="gr4" draw:text-style-name="P3" draw:layer="layout" svg:width="2.8cm" svg:height="1.8cm" draw:transform="rotate (1.5707963267949) translate (0.3cm 2.8cm)" draw:kind="arc" draw:start-angle="89.56" draw:end-angle="180.08">
          <text:p/>
        </draw:ellipse>
        <draw:frame draw:style-name="gr5" draw:text-style-name="P5" draw:layer="layout" svg:width="1.4cm" svg:height="0.8cm" svg:x="0.3cm" svg:y="0.132cm">
          <draw:text-box>
            <text:p text:style-name="P4"><text:span text:style-name="T1">温度</text:span></text:p>
          </draw:text-box>
        </draw:frame>
        <draw:frame draw:style-name="gr5" draw:text-style-name="P5" draw:layer="layout" svg:width="1.4cm" svg:height="0.8cm" svg:x="4cm" svg:y="3.7cm">
          <draw:text-box>
            <text:p text:style-name="P4"><text:span text:style-name="T1">時間</text:span></text:p>
          </draw:text-box>
        </draw:frame>
        <draw:custom-shape draw:style-name="gr6" draw:text-style-name="P6" draw:layer="layout" svg:width="0.7cm" svg:height="0.2cm" svg:x="0.4cm" svg:y="1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0.7cm" svg:height="0.2cm" svg:x="0.401cm" svg:y="3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9" draw:layer="layout" svg:width="4.2cm" svg:height="0.8cm" svg:x="1.1cm" svg:y="1.1cm">
          <draw:text-box>
            <text:p text:style-name="P8"><text:span text:style-name="T2">高</text:span><text:span text:style-name="T2">温</text:span><text:span text:style-name="T2">物</text:span><text:span text:style-name="T2">体</text:span><text:span text:style-name="T2">の</text:span><text:span text:style-name="T2">温</text:span><text:span text:style-name="T2">度</text:span></text:p>
          </draw:text-box>
        </draw:frame>
        <draw:frame draw:style-name="gr5" draw:text-style-name="P9" draw:layer="layout" svg:width="4.2cm" svg:height="0.8cm" svg:x="1.1cm" svg:y="3.1cm">
          <draw:text-box>
            <text:p text:style-name="P8"><text:span text:style-name="T2">低</text:span><text:span text:style-name="T2">温</text:span><text:span text:style-name="T2">物</text:span><text:span text:style-name="T2">体</text:span><text:span text:style-name="T2">の</text:span><text:span text:style-name="T2">温</text:span><text:span text:style-name="T2">度</text:span></text:p>
          </draw:text-box>
        </draw:frame>
        <draw:frame draw:style-name="gr5" draw:text-style-name="P11" draw:layer="layout" svg:width="1.4cm" svg:height="0.8cm" svg:x="0.1cm" svg:y="3.7cm">
          <draw:text-box>
            <text:p text:style-name="P10"><text:span text:style-name="T3">O</text:span></text:p>
          </draw:text-box>
        </draw:frame>
        <draw:frame draw:style-name="gr5" draw:text-style-name="P13" draw:layer="layout" svg:width="3.5cm" svg:height="0.8cm" svg:x="2.1cm" svg:y="1.7cm">
          <draw:text-box>
            <text:p text:style-name="P12"><text:span text:style-name="T4">熱</text:span><text:span text:style-name="T4">平</text:span><text:span text:style-name="T4">衡</text:span><text:span text:style-name="T4">後</text:span><text:span text:style-name="T4">の</text:span><text:span text:style-name="T4">温</text:span><text:span text:style-name="T4">度</text:span></text:p>
          </draw:text-box>
        </draw:frame>
        <draw:custom-shape draw:style-name="gr8" draw:text-style-name="P6" draw:layer="layout" svg:width="0.351cm" svg:height="0.2cm" draw:transform="rotate (1.5707963267949) translate (3.2cm 2.75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ccanthis ADF Std No2" svg:font-family="'Accanthis ADF Std No2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40" svg:d="M0 40l10-40 10 4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8-25T00:28:45.557561589</dc:date>
    <meta:editing-duration>PT3H53M58S</meta:editing-duration>
    <meta:editing-cycles>39</meta:editing-cycles>
    <meta:generator>LibreOffice/7.3.5.2$Linux_X86_64 LibreOffice_project/30$Build-2</meta:generator>
    <meta:document-statistic meta:object-count="14"/>
  </office:meta>
</office:document-meta>
</file>